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a3b8" officeooo:paragraph-rsid="001fa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Les technologies d'authentification :</text:p>
      <text:p text:style-name="P1"/>
      <text:p text:style-name="P1"><text:s text:c="8"/>n HTML forms-based authentication &lt;-- la plus courante (formulaire login pass)</text:p>
      <text:p text:style-name="P1"><text:s text:c="8"/>n Multifactor mechanisms, such as those combining passwords and physical</text:p>
      <text:p text:style-name="P1"><text:s text:c="8"/>tokens</text:p>
      <text:p text:style-name="P1"><text:s text:c="8"/>n Client SSL certifi cates and/or smartcards</text:p>
      <text:p text:style-name="P1"><text:s text:c="8"/>n HTTP basic and digest authentication</text:p>
      <text:p text:style-name="P1"><text:s text:c="8"/>n Windows-integrated authentication using NTLM or Kerberos</text:p>
      <text:p text:style-name="P1"><text:s text:c="8"/>n Authentication services</text:p>
      <text:p text:style-name="P1"/>
      <text:p text:style-name="P1"><text:s text:c="8"/>* defaut de design dans les mécanismes d'authentifications</text:p>
      <text:p text:style-name="P1"/>
      <text:p text:style-name="P1"><text:s text:c="8"/>- Bad Passwords:</text:p>
      <text:p text:style-name="P1"/>
      <text:p text:style-name="P1"><text:s text:c="8"/>n Very short or blank</text:p>
      <text:p text:style-name="P1"><text:s text:c="8"/>n Common dictionary words or names</text:p>
      <text:p text:style-name="P1"><text:s text:c="8"/>n The same as the username</text:p>
      <text:p text:style-name="P1"><text:s text:c="8"/>n Still set to a default value</text:p>
      <text:p text:style-name="P1"/>
      <text:p text:style-name="P1"><text:s text:c="8"/>- Brute force (avec dictionnaire possible)</text:p>
      <text:p text:style-name="P1"/>
      <text:p text:style-name="P1"><text:s text:c="8"/>- Message d'erreur qui donne des informations : "incorrect user" par exemple, on peut essayer plusierus username commun.</text:p>
      <text:p text:style-name="P1"><text:s text:c="8"/>certaines applications permettent de deviner le username si elle le génére en incrémentant une valeur par exemple <text:s/>: user1256, user1257, user1258 ...</text:p>
      <text:p text:style-name="P1"/>
      <text:p text:style-name="P1"><text:s text:c="8"/>- Vulnerable Transmission of Credentials (on utilise pas HTTPS)</text:p>
      <text:p text:style-name="P1"><text:s text:c="8"/>Le mot de passe peut etre écouté sur :</text:p>
      <text:p text:style-name="P1"/>
      <text:p text:style-name="P1"><text:s text:c="8"/>. On the user’s local network</text:p>
      <text:p text:style-name="P1"><text:s text:c="8"/>. Within the user’s IT department</text:p>
      <text:p text:style-name="P1"><text:s text:c="8"/>. Within the user’s ISP</text:p>
      <text:p text:style-name="P1"><text:s text:c="8"/>. On the Internet backbone</text:p>
      <text:p text:style-name="P1"><text:s text:c="8"/>. Within the ISP hosting the application</text:p>
      <text:p text:style-name="P1"><text:s text:c="8"/>. Within the IT department managing the application</text:p>
      <text:p text:style-name="P1"/>
      <text:p text:style-name="P1"><text:s text:c="8"/>- Fonction d'oubli du mot de passe</text:p>
      <text:p text:style-name="P1"/>
      <text:p text:style-name="P1"><text:s text:c="8"/>Font souvent appel à des questionx au réponses publiquement disponible : date naissance, nom jeune fille mère, artiste préféré, ...</text:p>
      <text:p text:style-name="P1"/>
      <text:p text:style-name="P1"><text:s text:c="8"/>- fonction remember me :</text:p>
      <text:p text:style-name="P1"><text:s text:c="8"/>Exemple : Si l'application implémente ça avec un cookie envoyé par l'application "RememberUser=daf" qui peut facilement etre spoofé</text:p>
      <text:p text:style-name="P1"/>
      <text:p text:style-name="P1"><text:s text:c="8"/>- Emprunt d'identité (User Impersonation Functionality)</text:p>
      <text:p text:style-name="P1"><text:s text:c="8"/>. connaissance d'une URL "caché" non protégée qui permet l'emprunt d'identité : /admin/ImpersonateUser.jsp</text:p>
      <text:p text:style-name="P1"><text:s text:c="8"/>. implémenté avec un cookie : Ex. "ImpersoanteUser=30" peut etre facilement spoofé</text:p>
      <text:p text:style-name="P1"><text:s text:c="8"/>. ça peut etre implémenté avec un mot de passe "passe partout" (qui fonctionne avec n'improte quel username, qui si il est faible peut etre cracké par brute force</text:p>
      <text:p text:style-name="P1"/>
      <text:p text:style-name="P1"><text:soft-page-break/><text:s text:c="8"/>* defaut d'implémentation de l'authentification</text:p>
      <text:p text:style-name="P1"/>
      <text:p text:style-name="P1"><text:s text:c="8"/>- Fail-open login</text:p>
      <text:p text:style-name="P1"/>
      <text:p text:style-name="P1"><text:s text:c="8"/>une levée d'exception dans le programme fait que l'utilisateur est connecté.</text:p>
      <text:p text:style-name="P1"><text:s text:c="8"/>Exemple db.getUser() renvoi un "null pointer exception" car "username" vide dans le code suivant :</text:p>
      <text:p text:style-name="P1"/>
      <text:p text:style-name="P1"/>
      <text:p text:style-name="P1"><text:s text:c="8"/>public Response checkLogin(Session session) {</text:p>
      <text:p text:style-name="P1"><text:s text:c="8"/>try {</text:p>
      <text:p text:style-name="P1"><text:s text:c="8"/>String uname = session.getParameter(“username”);</text:p>
      <text:p text:style-name="P1"><text:s text:c="8"/>String passwd = session.getParameter(“password”);</text:p>
      <text:p text:style-name="P1"><text:s text:c="8"/>User user = db.getUser(uname, passwd);</text:p>
      <text:p text:style-name="P1"><text:s text:c="8"/>if (user == null) {</text:p>
      <text:p text:style-name="P1"><text:s text:c="8"/>// invalid credentials</text:p>
      <text:p text:style-name="P1"><text:s text:c="8"/>session.setMessage(“Login failed. “);</text:p>
      <text:p text:style-name="P1"><text:s text:c="8"/>return doLogin(session);</text:p>
      <text:p text:style-name="P1"><text:s text:c="8"/>}</text:p>
      <text:p text:style-name="P1"><text:s text:c="8"/>}</text:p>
      <text:p text:style-name="P1"><text:s text:c="8"/>catch (Exception e) {}</text:p>
      <text:p text:style-name="P1"><text:s text:c="8"/>// valid user</text:p>
      <text:p text:style-name="P1"><text:s text:c="8"/>session.setMessage(“Login successful. “);</text:p>
      <text:p text:style-name="P1"><text:s text:c="8"/>return doMainMenu(session);</text:p>
      <text:p text:style-name="P1"><text:s text:c="8"/>}</text:p>
      <text:p text:style-name="P1"/>
      <text:p text:style-name="P1"><text:s text:c="8"/>- Insecure Storage of Credentials :</text:p>
      <text:p text:style-name="P1"><text:s text:c="8"/>ComputerPhile : How not to store passwords <text:s/>http://www.youtube.com/watch?v=8ZtInClXe1Q&amp;list=TLvBsEjpu92FHoz0aVrg1g70I5PYWNqNyo</text:p>
      <text:p text:style-name="P1"/>
      <text:p text:style-name="P1"><text:s text:c="8"/>* Securing Authentication (page 191)</text:p>
      <text:p text:style-name="P1"/>
      <text:p text:style-name="P1"><text:s text:c="8"/>/////////////////</text:p>
      <text:p text:style-name="P1"/>
      <text:p text:style-name="P1"><text:s text:c="8"/>Code review en PHP sur l'authentification et la gestion de la session</text:p>
      <text:p text:style-name="P1"/>
      <text:p text:style-name="P1"><text:s text:c="8"/>////////////////</text:p>
      <text:p text:style-name="P1"/>
      <text:p text:style-name="P1"><text:s text:c="8"/>TP, etc ...</text:p>
      <text:p text:style-name="P1"><text:s text:c="8"/>============</text:p>
      <text:p text:style-name="P1"/>
      <text:p text:style-name="P1"><text:s text:c="8"/>WEBGoat :</text:p>
      <text:p text:style-name="P1"><text:s text:c="8"/>- authentication flaws</text:p>
      <text:p text:style-name="P1"><text:s text:c="8"/>- Session flaws</text:p>
      <text:p text:style-name="P1"/>
      <text:p text:style-name="P1"><text:s text:c="8"/>Mutillidae: Using Hydra to Brute Force Web</text:p>
      <text:p text:style-name="P1"><text:s text:c="8"/>Forms Based Authentication</text:p>
      <text:p text:style-name="P1"><text:s text:c="8"/>http://www.youtube.com/wat</text:p>
      <text:p text:style-name="P1"><text:s text:c="8"/>ch?v=SsUUyizhS60</text:p>
      <text:p text:style-name="P1"/>
      <text:p text:style-name="P1"><text:s text:c="8"/>Mutillidae: Bypass Authentication using SQL</text:p>
      <text:p text:style-name="P1"><text:s text:c="8"/>Injection</text:p>
      <text:p text:style-name="P1"><text:soft-page-break/><text:s text:c="8"/>http://www.youtube.com/wat</text:p>
      <text:p text:style-name="P1"><text:s text:c="8"/>ch?v=0_AN5FKsxaw</text:p>
      <text:p text:style-name="P1"/>
      <text:p text:style-name="P1"><text:s text:c="8"/>Mutillidae: Bypass Authentication via</text:p>
      <text:p text:style-name="P1"><text:s text:c="8"/>Authentication Token Manipulation</text:p>
      <text:p text:style-name="P1"><text:s text:c="8"/>http://www.youtube.com/wat</text:p>
      <text:p text:style-name="P1"><text:s text:c="8"/>ch?v=mEbmturLljU</text:p>
      <text:p text:style-name="P1"/>
      <text:p text:style-name="P1"><text:s text:c="8"/>Mutillidae: Brute Force Authentication using</text:p>
      <text:p text:style-name="P1"><text:s text:c="8"/>Burp-Intruder</text:p>
      <text:p text:style-name="P1"><text:s text:c="8"/>http://www.youtube.com/wat</text:p>
      <text:p text:style-name="P1"><text:s text:c="8"/>ch?v=frtkNB5G3vI</text:p>
      <text:p text:style-name="P1"/>
      <text:p text:style-name="P1"><text:s text:c="8"/>Mutillidae: Analyze Session Token</text:p>
      <text:p text:style-name="P1"><text:s text:c="8"/>Randomness using Burp-Suite Sequencer</text:p>
      <text:p text:style-name="P1"><text:s text:c="8"/>http://www.youtube.com/wat</text:p>
      <text:p text:style-name="P1"><text:s text:c="8"/>ch?v=kNSAhKiXc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20:17.343094286</meta:creation-date>
    <dc:date>2014-03-03T21:21:38.559212606</dc:date>
    <dc:creator>kondor </dc:creator>
    <meta:editing-duration>P0D</meta:editing-duration>
    <meta:editing-cycles>1</meta:editing-cycles>
    <meta:document-statistic meta:table-count="0" meta:image-count="0" meta:object-count="0" meta:page-count="3" meta:paragraph-count="84" meta:word-count="469" meta:character-count="4080" meta:non-whitespace-character-count="3021"/>
    <meta:generator>LibreOffice/4.1.3.2$Linux_X86_64 LibreOffice_project/410m0$Build-2</meta:generator>
  </office:meta>
</office:document-meta>
</file>